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A0000013E01105124.png" manifest:media-type="image/png"/>
  <manifest:file-entry manifest:full-path="Pictures/100002010000035F0000015A646ADB15.png" manifest:media-type="image/png"/>
  <manifest:file-entry manifest:full-path="Pictures/100002010000035C0000019BED8A91AF.png" manifest:media-type="image/png"/>
  <manifest:file-entry manifest:full-path="Pictures/100000000000035700000186BC7A098B.png" manifest:media-type="image/png"/>
  <manifest:file-entry manifest:full-path="Pictures/1000000000000358000001941A7B3B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1583in" draw:z-index="0"><draw:image xlink:href="Pictures/1000000000000358000001941A7B3B17.png" xlink:type="simple" xlink:show="embed" xlink:actuate="onLoad"/></draw:frame><draw:frame draw:style-name="fr2" draw:name="Image2" text:anchor-type="paragraph" svg:x="0in" svg:y="3.2917in" svg:width="6.6929in" svg:height="3.0528in" draw:z-index="1"><draw:image xlink:href="Pictures/100000000000035700000186BC7A098B.png" xlink:type="simple" xlink:show="embed" xlink:actuate="onLoad"/></draw:frame></text:p>
      <text:p text:style-name="Standard"/>
      <text:p text:style-name="P1"><draw:frame draw:style-name="fr1" draw:name="Image3" text:anchor-type="paragraph" svg:width="6.6929in" svg:height="3.1984in" draw:z-index="2"><draw:image xlink:href="Pictures/100002010000035C0000019BED8A91AF.png" xlink:type="simple" xlink:show="embed" xlink:actuate="onLoad"/></draw:frame></text:p>
      <text:p text:style-name="Standard"><draw:frame draw:style-name="fr1" draw:name="Image4" text:anchor-type="paragraph" svg:width="6.6929in" svg:height="2.6835in" draw:z-index="3"><draw:image xlink:href="Pictures/100002010000035F0000015A646ADB15.png" xlink:type="simple" xlink:show="embed" xlink:actuate="onLoad"/></draw:frame></text:p>
      <text:p text:style-name="Standard"><draw:frame draw:style-name="fr1" draw:name="Image5" text:anchor-type="paragraph" svg:width="6.6929in" svg:height="2.528in" draw:z-index="4"><draw:image xlink:href="Pictures/100000000000034A0000013E0110512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5-05-11T21:42:18.127913492</meta:creation-date>
    <meta:printed-by>jan </meta:printed-by>
    <meta:print-date>2015-05-11T21:46:58.354871990</meta:print-date>
    <dc:date>2015-05-12T08:03:21.598576825</dc:date>
    <dc:creator>jan </dc:creator>
    <meta:editing-duration>PT10H5M53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